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67be" officeooo:paragraph-rsid="001967be"/>
    </style:style>
    <style:style style:name="P2" style:family="paragraph" style:parent-style-name="Standard">
      <style:text-properties officeooo:rsid="001c8ace" officeooo:paragraph-rsid="001c8ace"/>
    </style:style>
    <style:style style:name="P3" style:family="paragraph" style:parent-style-name="Standard">
      <style:text-properties officeooo:rsid="001c8ace" officeooo:paragraph-rsid="002041dd"/>
    </style:style>
    <style:style style:name="P4" style:family="paragraph" style:parent-style-name="Standard">
      <style:text-properties officeooo:rsid="001de0ac" officeooo:paragraph-rsid="001de0ac"/>
    </style:style>
    <style:style style:name="P5" style:family="paragraph" style:parent-style-name="Standard">
      <style:text-properties officeooo:rsid="001de0ac" officeooo:paragraph-rsid="002041dd"/>
    </style:style>
    <style:style style:name="P6" style:family="paragraph" style:parent-style-name="Standard">
      <style:text-properties officeooo:rsid="001f722e" officeooo:paragraph-rsid="001f722e"/>
    </style:style>
    <style:style style:name="P7" style:family="paragraph" style:parent-style-name="Standard">
      <style:text-properties fo:font-weight="normal" officeooo:rsid="00072956" officeooo:paragraph-rsid="001f722e" style:font-weight-asian="normal" style:font-weight-complex="normal"/>
    </style:style>
    <style:style style:name="P8" style:family="paragraph" style:parent-style-name="Standard">
      <style:text-properties officeooo:rsid="00072956" officeooo:paragraph-rsid="001f722e"/>
    </style:style>
    <style:style style:name="P9" style:family="paragraph" style:parent-style-name="Standard">
      <style:text-properties officeooo:rsid="00072956" officeooo:paragraph-rsid="002041dd"/>
    </style:style>
    <style:style style:name="P10" style:family="paragraph" style:parent-style-name="Standard">
      <style:text-properties officeooo:rsid="00072956" officeooo:paragraph-rsid="00224075"/>
    </style:style>
    <style:style style:name="P11" style:family="paragraph" style:parent-style-name="Standard">
      <style:text-properties officeooo:rsid="002041dd" officeooo:paragraph-rsid="002041dd"/>
    </style:style>
    <style:style style:name="P12" style:family="paragraph" style:parent-style-name="Standard">
      <style:text-properties officeooo:rsid="001b3b35" officeooo:paragraph-rsid="002041dd"/>
    </style:style>
    <style:style style:name="P13" style:family="paragraph" style:parent-style-name="Standard">
      <style:text-properties officeooo:rsid="001b3b35" officeooo:paragraph-rsid="001967be"/>
    </style:style>
    <style:style style:name="P14" style:family="paragraph" style:parent-style-name="Standard">
      <style:text-properties officeooo:rsid="00224075" officeooo:paragraph-rsid="00224075"/>
    </style:style>
    <style:style style:name="P15" style:family="paragraph" style:parent-style-name="Standard">
      <style:text-properties officeooo:rsid="002041dd" officeooo:paragraph-rsid="002041dd"/>
    </style:style>
    <style:style style:name="P16" style:family="paragraph" style:parent-style-name="Standard">
      <style:text-properties officeooo:rsid="001f722e" officeooo:paragraph-rsid="001f722e"/>
    </style:style>
    <style:style style:name="P17" style:family="paragraph" style:parent-style-name="Standard">
      <style:text-properties officeooo:rsid="00072956" officeooo:paragraph-rsid="001f722e"/>
    </style:style>
    <style:style style:name="T1" style:family="text">
      <style:text-properties officeooo:rsid="001de0ac"/>
    </style:style>
    <style:style style:name="T2" style:family="text">
      <style:text-properties officeooo:rsid="001f722e"/>
    </style:style>
    <style:style style:name="T3" style:family="text">
      <style:text-properties officeooo:rsid="002041dd"/>
    </style:style>
    <style:style style:name="T4" style:family="text">
      <style:text-properties officeooo:rsid="002240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enuto sito</text:p>
      <text:p text:style-name="P13"/>
      <text:p text:style-name="P2">possibili attività:</text:p>
      <text:p text:style-name="P2"/>
      <text:p text:style-name="P2">-Attraversate il nostro tunnel oceanico trasparente. Sarà come un'immersione in mezzo agli squali, alle razze e ad altre favolose creature tropicali!</text:p>
      <text:p text:style-name="P2">-Alle vasche interattive potrete toccare un vero uovo di squalo. E osservare da molto vicino le simpatiche stelle marine.</text:p>
      <text:p text:style-name="P2">-Non perdete le alimentazioni degli squali.</text:p>
      <text:p text:style-name="P2">-Nella sala cinema assisterete alla proiezione di interessanti filmati sul mondo marino.</text:p>
      <text:p text:style-name="P2">-Conoscete da vicino 100 specie diverse di creature marine.</text:p>
      <text:p text:style-name="P2">-Guardate il mare attraverso le nostre 40 vasche tematizzate e totalmente a misura di bambino, con oblò e cupole che li faranno rimanere a bocca aperta.</text:p>
      <text:p text:style-name="P2">-Sostenete con noi le campagne di salvaguardia degli oceani.</text:p>
      <text:p text:style-name="P2"/>
      <text:p text:style-name="P2">Pagine interessanti per un acquario:</text:p>
      <text:p text:style-name="P2">-conservazione/ambiente</text:p>
      <text:p text:style-name="P2">-didattica</text:p>
      <text:p text:style-name="P2">-specie ospitate</text:p>
      <text:p text:style-name="P2"/>
      <text:p text:style-name="P4"/>
      <text:p text:style-name="P6">stando a quanto avevamo deciso <text:span text:style-name="T1">il minimo indispensabile </text:span>è<text:span text:style-name="T1">:</text:span> </text:p>
      <text:p text:style-name="P8">-home</text:p>
      <text:p text:style-name="P6">deve contenere logo, nome, menù chiaro, immagini, (ultime news?), link di login</text:p>
      <text:p text:style-name="P6"/>
      <text:p text:style-name="P8">-<text:span text:style-name="T2">sale/(NB questa sezione diventa alquanto importante per l'utente per organizzare la visita)</text:span></text:p>
      <text:p text:style-name="P8"><text:span text:style-name="T2">questa sezione potrebbe prevedere una pagina generale di presentazione, seguita da varie pagine legate ad una vasca/l'argomento di una esposizione(esempio: </text:span><text:a xlink:type="simple" xlink:href="http://www.aquariumofpacific.org/exhibits" text:style-name="Internet_20_link" text:visited-style-name="Visited_20_Internet_20_Link"><text:span text:style-name="T2">http://www.aquariumofpacific.org/exhibits</text:span></text:a><text:span text:style-name="T2">).</text:span></text:p>
      <text:p text:style-name="P9"><text:span text:style-name="T2">Qui il pattern potrebbe essere: titolo, che fa riferimento agli abitanti della vasca, immagini di presentazione, testo sui pesci/animali presenti (esempio: </text:span><text:a xlink:type="simple" xlink:href="https://www.gardaland.it/it/esperienze-indimenticabili/gardaland-sea-life-aquarium/lincanto-delle-meduse/" text:style-name="Internet_20_link" text:visited-style-name="Visited_20_Internet_20_Link"><text:span text:style-name="T2">https://www.gardaland.it/it/esperienze-indimenticabili/gardaland-sea-life-aquarium/lincanto-delle-meduse/</text:span></text:a><text:span text:style-name="T2">)</text:span></text:p>
      <text:p text:style-name="P11">NB gli acquari possono contenere un grande numero di vasche, quindi (come fanno la maggioranza dei siti) potrebbe convenire presentare le esposizioni in generale.</text:p>
      <text:p text:style-name="P6"/>
      <text:p text:style-name="P6">-protagonisti</text:p>
      <text:p text:style-name="P11">in questa sezione/pagina si potrebbero spendere ulteriori parole sulle creature che più sono conosciute e amate dal pubblico o che sono per qualche motivo il punto focale di una delle esposizioni. (esempio:http://www.acquariodicattolica.it/pesci_pagliaccio.php)</text:p>
      <text:p text:style-name="P11">A tale proposito alcuni siti presentano una struttura un po' più complessa, che esplora abitudini, riproduzione, conservazione della specie in più pagine (esempio: <text:a xlink:type="simple" xlink:href="http://www.aquariumofpacific.org/exhibits/horsesanddragons" text:style-name="Internet_20_link" text:visited-style-name="Visited_20_Internet_20_Link">http://www.aquariumofpacific.org/exhibits/horsesanddragons</text:a>), per quanto mi sembra leggermente eccessivo fare più pagine per un singolo “protagonista”, la struttura della pagina potrebbe trarne spunto, se decidiamo di voler dare una buona quantità di info sulle specie “attira clienti”.</text:p>
      <text:p text:style-name="P12"><text:span text:style-name="T3">sono </text:span>classici protagonisti:</text:p>
      <text:p text:style-name="P12">squali</text:p>
      <text:p text:style-name="P12">mante</text:p>
      <text:p text:style-name="P12">murene</text:p>
      <text:p text:style-name="P12">pesci tropicali</text:p>
      <text:p text:style-name="P12">polipi</text:p>
      <text:p text:style-name="P12">meduse</text:p>
      <text:p text:style-name="P12">cavallucci marini</text:p>
      <text:p text:style-name="P12"><text:soft-page-break/>crostacei(?)</text:p>
      <text:p text:style-name="P12">beluga</text:p>
      <text:p text:style-name="P12">delfini</text:p>
      <text:p text:style-name="P11">In diversi siti ho inoltre visto che sono presenti:</text:p>
      <text:p text:style-name="P12">pinguini</text:p>
      <text:p text:style-name="P12">lontre</text:p>
      <text:p text:style-name="P3">foche</text:p>
      <text:p text:style-name="P5">tartarughe</text:p>
      <text:p text:style-name="P5">coccodrilli</text:p>
      <text:p text:style-name="P12"/>
      <text:p text:style-name="P8">-”storia” del<text:span text:style-name="T4">l'acquario</text:span></text:p>
      <text:p text:style-name="P14">contiene letteralmente la storia dell'acquario E, forse, le informazioni sugli sforzi di conservazione degli oceani (esempio: http://www.aqwa.com.au/about/)</text:p>
      <text:p text:style-name="P8"/>
      <text:p text:style-name="P10">-biglietti (informazioni generali, visite didattiche, servizi, <text:span text:style-name="T4">info su </text:span>visite guidate &amp; parte dinamica per prenotare visite)</text:p>
      <text:p text:style-name="P8"/>
      <text:p text:style-name="P8">-contatti/<text:span text:style-name="T4">about us</text:span> (contiene anche tutte le informazioni riguardanti lo staff, orari, indirizzo, come raggiungere il museo)</text:p>
      <text:p text:style-name="P8"/>
      <text:p text:style-name="P8">-news/eventi (seconda parte dinamica, ancora in forse)</text:p>
      <text:p text:style-name="P8"/>
      <text:p text:style-name="P8">-pagina di login/registrazione</text:p>
      <text:p text:style-name="P8"/>
      <text:p text:style-name="P8">-pagina utente (dove può visualizzare le prenotazioni e stamparle e cancellarle(?fors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15:56:11.691000000</meta:creation-date>
    <dc:date>2016-12-04T14:18:35.377000000</dc:date>
    <meta:editing-duration>PT4H58M55S</meta:editing-duration>
    <meta:editing-cycles>5</meta:editing-cycles>
    <meta:generator>LibreOffice/5.0.3.2$Windows_x86 LibreOffice_project/e5f16313668ac592c1bfb310f4390624e3dbfb75</meta:generator>
    <meta:document-statistic meta:table-count="0" meta:image-count="0" meta:object-count="0" meta:page-count="2" meta:paragraph-count="47" meta:word-count="408" meta:character-count="3173" meta:non-whitespace-character-count="2811"/>
  </office:meta>
</office:document-meta>
</file>